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579cm" fo:margin-left="1.416cm" fo:margin-right="0.007cm" table:align="margins"/>
    </style:style>
    <style:style style:name="Table1.A" style:family="table-column">
      <style:table-column-properties style:column-width="14.579cm" style:rel-column-width="65535*"/>
    </style:style>
    <style:style style:name="Table1.1" style:family="table-row">
      <style:table-row-properties style:min-row-height="22.324cm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language="ro" fo:country="RO"/>
    </style:style>
    <style:style style:name="P2" style:family="paragraph" style:parent-style-name="Standard">
      <style:paragraph-properties fo:line-height="150%"/>
      <style:text-properties fo:font-size="14pt" fo:language="ro" fo:country="RO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text-properties fo:font-size="30pt" fo:language="ro" fo:country="RO" style:font-size-asian="30pt" style:language-asian="zxx" style:country-asian="none" style:font-size-complex="30pt" style:language-complex="zxx" style:country-complex="none"/>
    </style:style>
    <style:style style:name="P4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Bibliografie</text:p>
            <text:p text:style-name="P3"/>
            <text:p text:style-name="P2">[1] Baze de date, Cristian Georgescu, Mihaela Georgescu</text:p>
            <text:p text:style-name="P2">[2] Platforma .NET, MSDN</text:p>
            <text:p text:style-name="P2">[3] Limbajul C#, Ph.D. Lucian Sasu</text:p>
            <text:p text:style-name="P2">[4] http://en.wikipedia.org/wiki/.NET_Framework </text:p>
            <text:p text:style-name="P2">[5] Baze de date oracle limbajul SQL, Prof.univ.dr. Ion LUNGU<text:line-break/>[6] http://ro.wikipedia.org/wiki/Microsoft_SQL_Server </text:p>
            <text:p text:style-name="P2">[7] Introducere în programarea .NET Framework, Adrian Niț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6M35S</meta:editing-duration>
    <meta:editing-cycles>20</meta:editing-cycles>
    <meta:generator>OpenOffice.org/3.2$Win32 OpenOffice.org_project/320m18$Build-9502</meta:generator>
    <dc:date>2012-06-28T05:55:09.21</dc:date>
    <meta:document-statistic meta:table-count="1" meta:image-count="0" meta:object-count="0" meta:page-count="1" meta:paragraph-count="8" meta:word-count="42" meta:character-count="349"/>
    <meta:user-defined meta:name="Info 1"/>
    <meta:user-defined meta:name="Info 2"/>
    <meta:user-defined meta:name="Info 3"/>
    <meta:user-defined meta:name="Info 4"/>
  </office:meta>
</office:document-meta>
</file>